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style:font-name="Times New Roman" fo:language="zxx" fo:country="none" style:language-asian="zxx" style:country-asian="none"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Heuzutage sind Familien verschieden von älter Familien, besonders die Beziehung zwischen Eltern und Kinder. Eltern sind heute ganz netter zu Kinder. Anstatt immer den Kinder einen Erweis erteilen helfen die Eltern ihre Kinder mehr. Viele Bestrafungen sind jetzt altmodisch, zum beispiel körperliche Bestrafungen. Jetzt ist das Familieleben viel fröher als es fünfzig Jahre vor war. Ich glaube das hilft Kinder beim Lernen und ein besser Leben zu haben.</text:p>
      <text:p text:style-name="P1"><text:tab/>Mit staatlichen Schulen für allen ist was die Eltern ihre Kinder unterrichten sollen verschieden. In der Schule lernt man meistens wissenschaftliche Fächer, deshalb sollen die Eltern alles anders unterrichten, wie höfliche Mannieren. Sie müssen auch ihren Kindern gute Verhalten zeigen, denn Kinder kopieren ihre Eltern oft, also wenn Kinder schlimme Eltern haben, lernen sie schlimme Gewohnheiten. </text:p>
      <text:p text:style-name="P1"><text:tab/>Ich meine dass ein Thema in "Die Sieben Raben" ist über die Familie. In die Geschichte wird der Vater ärgerlich mit ihren Söhne und wünschen alle Raben zu werden. Ich denke dass Eltern mussen vorsichtig um Kinder sprechen, denn die Kinder lieben ihre Eltern mehr als jeder anderen Person und schöpfen aus ihren Wörter Mut. Die Schwester macht viel für ihre Brüder auch. Ein anderes Thema der Geschichte ist dass Familie sich helf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Ritchie</meta:initial-creator>
    <meta:creation-date>2015-10-01T18:09:36.16</meta:creation-date>
    <dc:date>2015-10-06T18:39:53.67</dc:date>
    <dc:creator>Robert Ritchie</dc:creator>
    <meta:editing-duration>PT3H48M58S</meta:editing-duration>
    <meta:editing-cycles>5</meta:editing-cycles>
    <meta:generator>OpenOffice/4.1.1$Win32 OpenOffice.org_project/411m6$Build-9775</meta:generator>
    <meta:document-statistic meta:table-count="0" meta:image-count="0" meta:object-count="0" meta:page-count="1" meta:paragraph-count="3" meta:word-count="197" meta:character-count="1287"/>
  </office:meta>
</office:document-meta>
</file>